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800000438247AE3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83cm, 0cm, 5.253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188cm" svg:x="1cm" svg:y="7.813cm">
          <draw:image xlink:href="Pictures/100000010000043800000438247AE38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4T02:01:39.858463047</dc:date>
    <meta:editing-duration>PT32S</meta:editing-duration>
    <meta:editing-cycles>1</meta:editing-cycles>
    <meta:document-statistic meta:object-count="1"/>
    <meta:generator>LibreOffice/24.2.7.2$Linux_X86_64 LibreOffice_project/420$Build-2</meta:generator>
  </office:meta>
</office:document-meta>
</file>